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119cc2" officeooo:paragraph-rsid="00119cc2" style:language-asian="ru" style:country-asian="RU" style:language-complex="ar" style:country-complex="SA"/>
    </style:style>
    <style:style style:name="P9" style:family="paragraph" style:parent-style-name="Standard"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" style:family="paragraph" style:parent-style-name="Standard">
      <style:text-properties fo:color="#000000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00131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7" style:family="paragraph" style:parent-style-name="Text_20_body">
      <style:text-properties fo:color="#000000"/>
    </style:style>
    <style:style style:name="P28" style:family="paragraph" style:parent-style-name="Text_20_body">
      <style:text-properties fo:color="#000000" fo:font-weight="bold" style:font-weight-asian="bold" style:font-weight-complex="bold"/>
    </style:style>
    <style:style style:name="P29" style:family="paragraph" style:parent-style-name="Text_20_body">
      <style:text-properties fo:color="#000000" style:language-asian="ru" style:country-asian="RU" style:language-complex="ar" style:country-complex="SA"/>
    </style:style>
    <style:style style:name="P30" style:family="paragraph" style:parent-style-name="Text_20_body">
      <style:text-properties fo:color="#000000" officeooo:rsid="00119cc2" officeooo:paragraph-rsid="00119cc2"/>
    </style:style>
    <style:style style:name="P31" style:family="paragraph" style:parent-style-name="Text_20_body">
      <style:text-properties fo:color="#000000" officeooo:rsid="00119cc2" officeooo:paragraph-rsid="0012ee61"/>
    </style:style>
    <style:style style:name="P32" style:family="paragraph" style:parent-style-name="Text_20_body">
      <style:text-properties fo:color="#000000" officeooo:rsid="0012ee61" officeooo:paragraph-rsid="0012ee61"/>
    </style:style>
    <style:style style:name="P33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4" style:family="paragraph" style:parent-style-name="Table">
      <style:paragraph-properties fo:keep-with-next="always"/>
      <style:text-properties fo:color="#000000"/>
    </style:style>
    <style:style style:name="P35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6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7" style:family="paragraph" style:parent-style-name="Heading_20_1">
      <style:paragraph-properties fo:break-before="page"/>
      <style:text-properties fo:color="#000000"/>
    </style:style>
    <style:style style:name="P38" style:family="paragraph" style:parent-style-name="Heading_20_2">
      <style:text-properties fo:color="#000000"/>
    </style:style>
    <style:style style:name="P39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40" style:family="paragraph" style:parent-style-name="Heading_20_2">
      <style:paragraph-properties fo:break-before="page"/>
      <style:text-properties fo:color="#000000"/>
    </style:style>
    <style:style style:name="P41" style:family="paragraph" style:parent-style-name="Table_20_Contents" style:list-style-name="L1">
      <style:text-properties fo:color="#000000" fo:font-size="12pt" style:font-size-asian="12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43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10013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fo:font-size="12pt" officeooo:rsid="0018103e" style:font-size-asian="12pt"/>
    </style:style>
    <style:style style:name="T10" style:family="text">
      <style:text-properties fo:color="#000000" officeooo:rsid="00100131"/>
    </style:style>
    <style:style style:name="T11" style:family="text">
      <style:text-properties fo:color="#000000" officeooo:rsid="00119cc2"/>
    </style:style>
    <style:style style:name="T12" style:family="text">
      <style:text-properties fo:color="#000000" officeooo:rsid="001c18e6"/>
    </style:style>
    <style:style style:name="T13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5" style:family="text">
      <style:text-properties fo:language="en" fo:country="US" officeooo:rsid="001964d6"/>
    </style:style>
    <style:style style:name="T16" style:family="text">
      <style:text-properties fo:language="en" fo:country="US" officeooo:rsid="001975eb"/>
    </style:style>
    <style:style style:name="T17" style:family="text">
      <style:text-properties officeooo:rsid="0016adb7"/>
    </style:style>
    <style:style style:name="T18" style:family="text">
      <style:text-properties officeooo:rsid="0017678a"/>
    </style:style>
    <style:style style:name="T19" style:family="text">
      <style:text-properties officeooo:rsid="0018103e"/>
    </style:style>
    <style:style style:name="T20" style:family="text">
      <style:text-properties officeooo:rsid="001964d6"/>
    </style:style>
    <style:style style:name="T21" style:family="text">
      <style:text-properties officeooo:rsid="001975eb"/>
    </style:style>
    <style:style style:name="T22" style:family="text">
      <style:text-properties officeooo:rsid="001a9f2b"/>
    </style:style>
    <style:style style:name="T23" style:family="text">
      <style:text-properties officeooo:rsid="001c18e6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1c18e6" style:font-size-asian="14pt" style:font-size-complex="14pt"/>
    </style:style>
    <style:style style:name="T26" style:family="text">
      <style:text-properties fo:font-size="11pt" style:font-size-asian="11pt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1">отчет</text:span></text:span></text:p>
      <text:p text:style-name="P12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2</text:span></text:span></text:p>
      <text:p text:style-name="P12"><text:span text:style-name="Основной_20_шрифт_20_абзаца"><text:span text:style-name="T3">по дисциплине «Алгоритмы и структуры данных»</text:span></text:span></text:p>
      <text:p text:style-name="P12"><text:span text:style-name="Название_20_книги"><text:span text:style-name="T13">Тема: </text:span></text:span><text:span text:style-name="Название_20_книги"><text:span text:style-name="T14">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3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40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0">работы с деревьями</text:span></text:span><text:span text:style-name="Основной_20_шрифт_20_абзаца"><text:span text:style-name="T7">.</text:span></text:span></text:p>
      <text:p text:style-name="P27"/>
      <text:h text:style-name="P38" text:outline-level="2">Задание.</text:h>
      <text:p text:style-name="P29">5) Написать рекурсивную функцию или процедуру, формирующую линейный список номеров всех вхождений одного бинарного коромысла в другое.</text:p>
      <text:p text:style-name="Standard"/>
      <text:h text:style-name="P38" text:outline-level="2">Основные теоретические положения.</text:h>
      <text:p text:style-name="P8">Коромысло – дерево без узлов, где в листьях находятся 2 числа.</text:p>
      <text:p text:style-name="P7"/>
      <text:h text:style-name="P38" text:outline-level="2">Функции и структуры данных.</text:h>
      <text:p text:style-name="Text_20_body"><text:span text:style-name="T2">В качестве структуры данных был использован </text:span><text:span text:style-name="Основной_20_шрифт_20_абзаца"><text:span text:style-name="T11">класс, содержащий структуру, где лежат либо указатели на ветви, либо числа.</text:span></text:span></text:p>
      <text:p text:style-name="P33"/>
      <text:p text:style-name="P28">Описание алгоритма.</text:p>
      <text:p text:style-name="P30">Метод применяется к некому дереву, и принимает на вход искомое дерево.</text:p>
      <text:p text:style-name="P31">В переменных алгоритма содержаться указатели на список-результат и список, кодирующий нынешний адрес в дереве.</text:p>
      <text:p text:style-name="P31">Если метод применяется к такому же дереву, то нынешний адрес записывается в результат. Иначе рассматриваются левое и правое поддерево, с изменением нынешнего адреса.</text:p>
      <text:p text:style-name="P32">При возврате из функции нынешний адрес стирает свой последний символ, <text:span text:style-name="T17">чтобы вернуться на адрес назад.</text:span></text:p>
      <text:p text:style-name="P27"/>
      <text:h text:style-name="P39" text:outline-level="2">Тестирование.</text:h>
      <text:p text:style-name="P27">Результаты тестирования представлены в табл. 1.</text:p>
      <text:p text:style-name="P34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>
          <table:table-cell table:style-name="Таблица2.A2" office:value-type="string">
            <text:list xml:id="list4268287427" text:style-name="L1">
              <text:list-item>
                <text:p text:style-name="P41"/>
              </text:list-item>
            </text:list>
          </table:table-cell>
          <table:table-cell table:style-name="Таблица2.A2" office:value-type="string">
            <text:p text:style-name="P22"><text:s/><text:span text:style-name="T18">(1,2) </text:span><text:span text:style-name="T19">(1,2)</text:span></text:p>
          </table:table-cell>
          <table:table-cell table:style-name="Таблица2.A2" office:value-type="string">
            <text:p text:style-name="P23">BEAMS ARE EQUAL</text:p>
          </table:table-cell>
          <table:table-cell table:style-name="Таблица2.D2" office:value-type="string">
            <text:p text:style-name="P17"><text:span text:style-name="Основной_20_шрифт_20_абзаца"><text:span text:style-name="T8"><text:s/></text:span></text:span><text:span text:style-name="Основной_20_шрифт_20_абзаца"><text:span text:style-name="T9">Невозможно дать адреса в </text:span></text:span><text:soft-page-break/><text:span text:style-name="Основной_20_шрифт_20_абзаца"><text:span text:style-name="T9">таком случае</text:span></text:span></text:p>
          </table:table-cell>
        </table:table-row>
        <table:table-row>
          <table:table-cell table:style-name="Таблица2.A2" office:value-type="string">
            <text:list xml:id="list174414484094812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2.A2" office:value-type="string">
            <text:p text:style-name="P23">(1,2) ((1,2),(1,2))</text:p>
          </table:table-cell>
          <table:table-cell table:style-name="Таблица2.A2" office:value-type="string">
            <text:p text:style-name="P23">0 1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list xml:id="list174413614592844" text:continue-numbering="true" text:style-name="L1">
              <text:list-item>
                <text:p text:style-name="P41"/>
              </text:list-item>
            </text:list>
          </table:table-cell>
          <table:table-cell table:style-name="Таблица2.A2" office:value-type="string">
            <text:p text:style-name="P23">(1, (1,2)</text:p>
          </table:table-cell>
          <table:table-cell table:style-name="Таблица2.A2" office:value-type="string">
            <text:p text:style-name="P22">Error: Invalid findMiddleComma call on string (1,</text:p>
            <text:p text:style-name="P22">Недопустимая инструкция (стек памяти сброшен на диск)</text:p>
          </table:table-cell>
          <table:table-cell table:style-name="Таблица2.D2" office:value-type="string">
            <text:p text:style-name="P18"><text:s/><text:span text:style-name="T20">Корректная обработка неправильного ввода</text:span></text:p>
          </table:table-cell>
        </table:table-row>
        <table:table-row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5">(1,2) ((1,2),((1,2),(1,2)))</text:span></text:span></text:p>
          </table:table-cell>
          <table:table-cell table:style-name="Таблица2.A2" office:value-type="string">
            <text:p text:style-name="P42">THСсылка на repl.it -- [https://repl.it/@GeorgeGerasev/AiSDlb2#main.cpp]E ANSWER IS 0 10 11 </text:p>
          </table:table-cell>
          <table:table-cell table:style-name="Таблица2.D2" office:value-type="string">
            <text:p text:style-name="P21">Правильный ответ</text:p>
          </table:table-cell>
        </table:table-row>
        <table:table-row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5">(1,2) ((2,2),((1,2),(1,2)))</text:span></text:span></text:p>
          </table:table-cell>
          <table:table-cell table:style-name="Таблица2.A2" office:value-type="string">
            <text:p text:style-name="P17">THE ANSWER IS 10 11 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6.</text:p>
          </table:table-cell>
          <table:table-cell table:style-name="Таблица2.A2" office:value-type="string">
            <text:p text:style-name="P26"><text:span text:style-name="Основной_20_шрифт_20_абзаца"><text:span text:style-name="T16">(1,3) (1,2)</text:span></text:span></text:p>
          </table:table-cell>
          <table:table-cell table:style-name="Таблица2.A2" office:value-type="string">
            <text:p text:style-name="P24">THE ANSWER IS</text:p>
          </table:table-cell>
          <table:table-cell table:style-name="Таблица2.D2" office:value-type="string">
            <text:p text:style-name="P22"><text:s/><text:span text:style-name="T21">Ответ верен, ведь список адресов – пустая строка</text:span></text:p>
          </table:table-cell>
        </table:table-row>
      </table:table>
      <text:p text:style-name="P7"/>
      <text:h text:style-name="P38" text:outline-level="2">Выводы.</text:h>
      <text:p text:style-name="P4">Был изучен алгоритм <text:span text:style-name="T22">обработки дерева</text:span>, была создана программа, которая <text:span text:style-name="T22">создает список всех вхождений одного дерева в другое</text:span>.</text:p>
      <text:p text:style-name="P4"/>
      <text:h text:style-name="P37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2">Beam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5">#include "Beam.h"</text:p>
      <text:p text:style-name="P35"/>
      <text:p text:style-name="P35">bool isBracketValid(int bracket)</text:p>
      <text:p text:style-name="P35">{</text:p>
      <text:p text:style-name="P35"><text:s text:c="4"/>return bracket != string::npos;</text:p>
      <text:p text:style-name="P35">}</text:p>
      <text:p text:style-name="P35"/>
      <text:p text:style-name="P35">bool isPointerNull(Beam* p)Ссылка на repl.it -- [https://repl.it/@GeorgeGerasev/AiSDlb2#main.cpp]</text:p>
      <text:p text:style-name="P35">{</text:p>
      <text:p text:style-name="P35"><text:s text:c="4"/>return p == nullptr;</text:p>
      <text:p text:style-name="P35">}</text:p>
      <text:p text:style-name="P35"/>
      <text:p text:style-name="P35">bool isPointersNulls(Beam* p1, Beam* p2)</text:p>
      <text:p text:style-name="P35">{</text:p>
      <text:p text:style-name="P35"><text:s text:c="4"/>return (isPointerNull(p1) &amp;&amp; isPointerNull(p2));</text:p>
      <text:p text:style-name="P35">}</text:p>
      <text:p text:style-name="P35"/>
      <text:p text:style-name="P35">int findMiddleComma(string input)</text:p>
      <text:p text:style-name="P35">{</text:p>
      <text:p text:style-name="P35"><text:s text:c="4"/>int openCounter = 0;</text:p>
      <text:p text:style-name="P35"><text:s text:c="4"/>int result;</text:p>
      <text:p text:style-name="P35"><text:s text:c="4"/>for (int i=0; i&lt;input.length(); i++)</text:p>
      <text:p text:style-name="P35"><text:s text:c="4"/>{</text:p>
      <text:p text:style-name="P35"><text:s text:c="8"/></text:p>
      <text:p text:style-name="P35"><text:s text:c="8"/>switch (input[i])</text:p>
      <text:p text:style-name="P35"><text:s text:c="8"/>{</text:p>
      <text:p text:style-name="P35"><text:s text:c="12"/>case '(': { openCounter++; break; }</text:p>
      <text:p text:style-name="P35"><text:s text:c="12"/>case ')': { openCounter--; break; }</text:p>
      <text:p text:style-name="P35"><text:s text:c="12"/>case ',':</text:p>
      <text:p text:style-name="P35"><text:s text:c="16"/>{</text:p>
      <text:p text:style-name="P35"><text:s text:c="20"/>if (openCounter == 1) result = i;</text:p>
      <text:p text:style-name="P35"><text:s text:c="20"/>break;</text:p>
      <text:p text:style-name="P35"><text:s text:c="16"/>}</text:p>
      <text:p text:style-name="P35"><text:s text:c="8"/>}</text:p>
      <text:p text:style-name="P35"><text:s text:c="4"/>}</text:p>
      <text:p text:style-name="P35"/>
      <text:p text:style-name="P35"><text:s text:c="4"/>if (openCounter != 0)</text:p>
      <text:p text:style-name="P35"><text:s text:c="4"/>{</text:p>
      <text:p text:style-name="P35"><text:s text:c="8"/>cout &lt;&lt; "Error: Invalid findMiddleComma call ";</text:p>
      <text:p text:style-name="P35"><text:s text:c="8"/>cout &lt;&lt; "on string " &lt;&lt; input &lt;&lt; '\n';</text:p>
      <text:p text:style-name="P35"><text:s text:c="8"/>raise(SIGILL);</text:p>
      <text:p text:style-name="P35"><text:s text:c="4"/>}</text:p>
      <text:p text:style-name="P35"/>
      <text:p text:style-name="P35"><text:s text:c="4"/>return result;</text:p>
      <text:p text:style-name="P35">}</text:p>
      <text:p text:style-name="P35"/>
      <text:p text:style-name="P35">Beam::Beam(string inputString)</text:p>
      <text:p text:style-name="P35">{</text:p>
      <text:p text:style-name="P35"><text:soft-page-break/><text:s text:c="4"/>int massInput = -1, leverInput = -1;</text:p>
      <text:p text:style-name="P35"><text:s text:c="4"/>sscanf(inputString.c_str(), "(%d,%d)", &amp;massInput, &amp;leverInput);</text:p>
      <text:p text:style-name="P35"><text:s text:c="4"/>if (!(massInput == -1 || leverInput == -1))</text:p>
      <text:p text:style-name="P35"><text:s text:c="4"/>{</text:p>
      <text:p text:style-name="P35"><text:s text:c="8"/>beamUnion.values.mass = massInput;</text:p>
      <text:p text:style-name="P35"><text:s text:c="8"/>beamUnion.values.lever = leverInput;</text:p>
      <text:p text:style-name="P35"><text:s text:c="8"/>return;</text:p>
      <text:p text:style-name="P35"><text:s text:c="4"/>} <text:s text:c="2"/></text:p>
      <text:p text:style-name="P35"/>
      <text:p text:style-name="P35"><text:s text:c="4"/>int middleComma = findMiddleComma(inputString);</text:p>
      <text:p text:style-name="P35"><text:s text:c="4"/>string insides = inputString.substr(1, inputString.size() -2); // .substr(1, inputString.size() -1) on StackOverflow. It's not working for some reason.</text:p>
      <text:p text:style-name="P35"/>
      <text:p text:style-name="P35"><text:s text:c="4"/>string leftString = insides.substr(0, middleComma-1);</text:p>
      <text:p text:style-name="P35"><text:s text:c="4"/>string rightString = insides.substr(middleComma);</text:p>
      <text:p text:style-name="P35"/>
      <text:p text:style-name="P35"><text:s text:c="4"/>if (!(leftString.empty() || rightString.empty()))</text:p>
      <text:p text:style-name="P35"><text:s text:c="4"/>{</text:p>
      <text:p text:style-name="P35"><text:s text:c="8"/>beamUnion.pointers.Left = new Beam(leftString);</text:p>
      <text:p text:style-name="P35"><text:s text:c="8"/>beamUnion.pointers.Right = new Beam(rightString);</text:p>
      <text:p text:style-name="P35"><text:s text:c="8"/>return;</text:p>
      <text:p text:style-name="P35"><text:s text:c="4"/>}</text:p>
      <text:p text:style-name="P35"/>
      <text:p text:style-name="P35"><text:s text:c="4"/>cout &lt;&lt; "Error: Invalid Input\n";</text:p>
      <text:p text:style-name="P35"><text:s text:c="4"/>raise(SIGILL);</text:p>
      <text:p text:style-name="P35">}</text:p>
      <text:p text:style-name="P35"/>
      <text:p text:style-name="P35">Beam::Beam(const Beam &amp; beam) // Оператор копирования</text:p>
      <text:p text:style-name="P35">{</text:p>
      <text:p text:style-name="P35"><text:s text:c="4"/>if (!isPointersNulls(beam.beamUnion.pointers.Left, beam.beamUnion.pointers.Right))</text:p>
      <text:p text:style-name="P35"><text:s text:c="4"/>{</text:p>
      <text:p text:style-name="P35"><text:s text:c="8"/>beamUnion.pointers.Left = new Beam(*beam.beamUnion.pointers.Left);</text:p>
      <text:p text:style-name="P35"><text:s text:c="8"/>beamUnion.pointers.Right = new Beam(*beam.beamUnion.pointers.Right);</text:p>
      <text:p text:style-name="P35"><text:s text:c="4"/>}</text:p>
      <text:p text:style-name="P35"/>
      <text:p text:style-name="P35"><text:s text:c="4"/>beamUnion.values.mass = beam.beamUnion.values.mass;</text:p>
      <text:p text:style-name="P35"><text:s text:c="4"/>beamUnion.values.lever = beam.beamUnion.values.lever;</text:p>
      <text:p text:style-name="P35">}</text:p>
      <text:p text:style-name="P35"/>
      <text:p text:style-name="P35">Beam::~Beam()</text:p>
      <text:p text:style-name="P35">{</text:p>
      <text:p text:style-name="P35"><text:s text:c="4"/>if (!isPointerNull(beamUnion.pointers.Left))</text:p>
      <text:p text:style-name="P35"><text:s text:c="4"/>{</text:p>
      <text:p text:style-name="P35"><text:s text:c="8"/>delete (beamUnion.pointers.Left);</text:p>
      <text:p text:style-name="P35"><text:s text:c="4"/>}</text:p>
      <text:p text:style-name="P35"/>
      <text:p text:style-name="P35"><text:s text:c="4"/>if (!isPointerNull(beamUnion.pointers.Right))</text:p>
      <text:p text:style-name="P35"><text:s text:c="4"/>{</text:p>
      <text:p text:style-name="P35"><text:s text:c="8"/>delete (beamUnion.pointers.Right);</text:p>
      <text:p text:style-name="P35"><text:s text:c="4"/>}</text:p>
      <text:p text:style-name="P35">}</text:p>
      <text:p text:style-name="P35"/>
      <text:p text:style-name="P35">void Beam::view()</text:p>
      <text:p text:style-name="P35">{</text:p>
      <text:p text:style-name="P35"><text:soft-page-break/><text:s text:c="4"/>if (!isPointersNulls(beamUnion.pointers.Left, beamUnion.pointers.Right))</text:p>
      <text:p text:style-name="P35"><text:s text:c="4"/>{</text:p>
      <text:p text:style-name="P35"><text:s text:c="8"/>RECURSION_DEEPNESS++;</text:p>
      <text:p text:style-name="P35"><text:s text:c="8"/>beamUnion.pointers.Left-&gt;view();</text:p>
      <text:p text:style-name="P35"><text:s text:c="8"/>beamUnion.pointers.Right-&gt;view();</text:p>
      <text:p text:style-name="P35"><text:s text:c="8"/>RECURSION_DEEPNESS--;</text:p>
      <text:p text:style-name="P35"><text:s text:c="8"/>return;</text:p>
      <text:p text:style-name="P35"><text:s text:c="4"/>}</text:p>
      <text:p text:style-name="P35"/>
      <text:p text:style-name="P35"><text:s text:c="4"/>string recursionDeepnessSpaces(RECURSION_DEEPNESS*4, ' ');</text:p>
      <text:p text:style-name="P35"><text:s text:c="4"/>cout &lt;&lt; recursionDeepnessSpaces &lt;&lt; beamUnion.values.mass &lt;&lt; ' ' &lt;&lt; beamUnion.values.lever &lt;&lt; '\n';</text:p>
      <text:p text:style-name="P35">}</text:p>
      <text:p text:style-name="P35"/>
      <text:p text:style-name="P35">bool Beam::isEqual(Beam second)</text:p>
      <text:p text:style-name="P35">{</text:p>
      <text:p text:style-name="P35"><text:s text:c="4"/>if (!isPointersNulls(beamUnion.pointers.Left, beamUnion.pointers.Right) &amp;&amp;</text:p>
      <text:p text:style-name="P35"><text:s text:c="8"/>!isPointersNulls(second.beamUnion.pointers.Left, second.beamUnion.pointers.Right))</text:p>
      <text:p text:style-name="P35"><text:s text:c="4"/>{</text:p>
      <text:p text:style-name="P35"><text:s text:c="8"/>bool isLeftEq = (*beamUnion.pointers.Left).isEqual(*second.beamUnion.pointers.Left);</text:p>
      <text:p text:style-name="P35"><text:s text:c="8"/>bool isRightEq = (*beamUnion.pointers.Right).isEqual(*second.beamUnion.pointers.Right);</text:p>
      <text:p text:style-name="P35"><text:s text:c="8"/>return (isLeftEq &amp;&amp; isRightEq);</text:p>
      <text:p text:style-name="P35"><text:s text:c="4"/>}</text:p>
      <text:p text:style-name="P35"/>
      <text:p text:style-name="P35"><text:s text:c="4"/>bool isMassEq = beamUnion.values.mass == second.beamUnion.values.mass;</text:p>
      <text:p text:style-name="P35"><text:s text:c="4"/>bool isLeverEq = beamUnion.values.lever == second.beamUnion.values.lever; </text:p>
      <text:p text:style-name="P35"><text:s text:c="4"/>return (isMassEq &amp;&amp; isLeverEq);</text:p>
      <text:p text:style-name="P35">}</text:p>
      <text:p text:style-name="P35"/>
      <text:p text:style-name="P35">bool Beam::isContains(Beam second)</text:p>
      <text:p text:style-name="P35">{</text:p>
      <text:p text:style-name="P35"><text:s text:c="4"/>if (this-&gt;isEqual(second))</text:p>
      <text:p text:style-name="P35"><text:s text:c="4"/>{</text:p>
      <text:p text:style-name="P35"><text:s text:c="8"/>return true;</text:p>
      <text:p text:style-name="P35"><text:s text:c="4"/>}</text:p>
      <text:p text:style-name="P35"/>
      <text:p text:style-name="P35"><text:s text:c="4"/>if (!isPointersNulls(beamUnion.pointers.Left, beamUnion.pointers.Right))</text:p>
      <text:p text:style-name="P35"><text:s text:c="4"/>{</text:p>
      <text:p text:style-name="P35"><text:s text:c="8"/>bool isInLeft, isInRight;</text:p>
      <text:p text:style-name="P35"><text:s text:c="8"/>isInLeft = beamUnion.pointers.Left-&gt;isContains(second);</text:p>
      <text:p text:style-name="P35"><text:s text:c="8"/>isInRight = beamUnion.pointers.Right-&gt;isContains(second);</text:p>
      <text:p text:style-name="P35"><text:s text:c="8"/>return (isInLeft || isInRight);</text:p>
      <text:p text:style-name="P35"><text:s text:c="4"/>}</text:p>
      <text:p text:style-name="P35"><text:s text:c="4"/>return false;</text:p>
      <text:p text:style-name="P35">}</text:p>
      <text:p text:style-name="P35"/>
      <text:p text:style-name="P35">void Beam::isContainsListHandler(Beam second, string* result_ptr, string* currentlyAt_ptr)</text:p>
      <text:p text:style-name="P35">{</text:p>
      <text:p text:style-name="P35"><text:s text:c="4"/>if (this-&gt;isEqual(second))</text:p>
      <text:p text:style-name="P35"><text:s text:c="4"/>{</text:p>
      <text:p text:style-name="P35"><text:s text:c="8"/>result_ptr-&gt;append(*currentlyAt_ptr);</text:p>
      <text:p text:style-name="P35"><text:s text:c="8"/>result_ptr-&gt;append(" ");</text:p>
      <text:p text:style-name="P35"><text:s text:c="8"/>*currentlyAt_ptr = currentlyAt_ptr-&gt;substr(0, currentlyAt_ptr-&gt;size() -1);</text:p>
      <text:p text:style-name="P35"><text:s text:c="8"/>return;</text:p>
      <text:p text:style-name="P35"><text:soft-page-break/><text:s text:c="4"/>}</text:p>
      <text:p text:style-name="P35"/>
      <text:p text:style-name="P35"><text:s text:c="4"/>if (!isPointersNulls(beamUnion.pointers.Left, beamUnion.pointers.Right))</text:p>
      <text:p text:style-name="P35"><text:s text:c="4"/>{</text:p>
      <text:p text:style-name="P35"><text:s text:c="8"/>currentlyAt_ptr-&gt;append("0");</text:p>
      <text:p text:style-name="P35"><text:s text:c="8"/>beamUnion.pointers.Left-&gt;isContainsListHandler(second, result_ptr, currentlyAt_ptr);</text:p>
      <text:p text:style-name="P35"/>
      <text:p text:style-name="P35"><text:s text:c="8"/>currentlyAt_ptr-&gt;append("1");</text:p>
      <text:p text:style-name="P35"><text:s text:c="8"/>beamUnion.pointers.Right-&gt;isContainsListHandler(second, result_ptr, currentlyAt_ptr);</text:p>
      <text:p text:style-name="P35"><text:s text:c="4"/>}</text:p>
      <text:p text:style-name="P35"/>
      <text:p text:style-name="P35"><text:s text:c="4"/>*currentlyAt_ptr = currentlyAt_ptr-&gt;substr(0, currentlyAt_ptr-&gt;size() -1);;</text:p>
      <text:p text:style-name="P35"><text:s text:c="4"/>return;</text:p>
      <text:p text:style-name="P35">}</text:p>
      <text:p text:style-name="P35"/>
      <text:p text:style-name="P35">string* Beam::isContainsList(Beam second)</text:p>
      <text:p text:style-name="P35">{</text:p>
      <text:p text:style-name="P35"><text:s text:c="4"/>auto result_ptr = new string;</text:p>
      <text:p text:style-name="P35"><text:s text:c="4"/>auto currentlyAt_ptr = new string;</text:p>
      <text:p text:style-name="P35"><text:s text:c="4"/>this-&gt;isContainsListHandler(second, result_ptr, currentlyAt_ptr);</text:p>
      <text:p text:style-name="P35"><text:s text:c="4"/>return result_ptr;</text:p>
      <text:p text:style-name="P35">}</text:p>
      <text:p text:style-name="P35"/>
      <text:p text:style-name="P35">int main()</text:p>
      <text:p text:style-name="P35">{</text:p>
      <text:p text:style-name="P35"><text:s text:c="4"/>string whatToSearch, whereToSearch;</text:p>
      <text:p text:style-name="P35"><text:s text:c="4"/>cin &gt;&gt; whatToSearch;</text:p>
      <text:p text:style-name="P35"><text:s text:c="4"/>cin &gt;&gt; whereToSearch;</text:p>
      <text:p text:style-name="P35"/>
      <text:p text:style-name="P35"><text:s text:c="4"/>Beam beam1(whatToSearch);</text:p>
      <text:p text:style-name="P35"><text:s text:c="4"/>Beam beam2(whereToSearch);</text:p>
      <text:p text:style-name="P35"/>
      <text:p text:style-name="P35"><text:s text:c="4"/>if (beam1.isEqual(beam2))</text:p>
      <text:p text:style-name="P35"><text:s text:c="4"/>{</text:p>
      <text:p text:style-name="P35"><text:s text:c="8"/>cout &lt;&lt; "BEAMS ARE EQUAL\n";</text:p>
      <text:p text:style-name="P35"><text:s text:c="8"/>return 0;</text:p>
      <text:p text:style-name="P35"><text:s text:c="4"/>}</text:p>
      <text:p text:style-name="P35"/>
      <text:p text:style-name="P35"><text:s text:c="4"/>string result = *(beam2.isContainsList(beam1));</text:p>
      <text:p text:style-name="P35"><text:s text:c="4"/>cout &lt;&lt; "THE ANSWER IS " &lt;&lt; result &lt;&lt; '\n';</text:p>
      <text:p text:style-name="P35"><text:s text:c="4"/>return 0;</text:p>
      <text:p text:style-name="P35">}</text:p>
      <text:p text:style-name="P11"/>
      <text:p text:style-name="P11"/>
      <text:p text:style-name="P16"><text:span text:style-name="Основной_20_шрифт_20_абзаца"><text:span text:style-name="T24">Название файла: </text:span></text:span><text:span text:style-name="Основной_20_шрифт_20_абзаца"><text:span text:style-name="T25">Beam</text:span></text:span><text:span text:style-name="Основной_20_шрифт_20_абзаца"><text:span text:style-name="T24">.</text:span></text:span><text:span text:style-name="Основной_20_шрифт_20_абзаца"><text:span text:style-name="T25">h</text:span></text:span></text:p>
      <text:p text:style-name="P16"><text:span text:style-name="Основной_20_шрифт_20_абзаца"><text:span text:style-name="T25"/></text:span></text:p>
      <text:p text:style-name="P16"><text:span text:style-name="Основной_20_шрифт_20_абзаца"><text:span text:style-name="T23">#pragma once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#include &lt;iostream&gt;</text:span></text:span></text:p>
      <text:p text:style-name="P16"><text:span text:style-name="Основной_20_шрифт_20_абзаца"><text:span text:style-name="T23">#include &lt;string.h&gt;</text:span></text:span></text:p>
      <text:p text:style-name="P16"><text:soft-page-break/><text:span text:style-name="Основной_20_шрифт_20_абзаца"><text:span text:style-name="T23">#include &lt;csignal&gt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using namespace std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int RECURSION_DEEPNESS = 0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class Beam</text:span></text:span></text:p>
      <text:p text:style-name="P16"><text:span text:style-name="Основной_20_шрифт_20_абзаца"><text:span text:style-name="T23">{</text:span></text:span></text:p>
      <text:p text:style-name="P16"><text:span text:style-name="Основной_20_шрифт_20_абзаца"><text:span text:style-name="T23">private:</text:span></text:span></text:p>
      <text:p text:style-name="P16"><text:span text:style-name="Основной_20_шрифт_20_абзаца"><text:span text:style-name="T23"><text:s text:c="4"/>struct Values { int mass = -1, lever = -1; }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<text:s text:c="4"/>struct Pointers</text:span></text:span></text:p>
      <text:p text:style-name="P16"><text:span text:style-name="Основной_20_шрифт_20_абзаца"><text:span text:style-name="T23"><text:s text:c="4"/>{</text:span></text:span></text:p>
      <text:p text:style-name="P16"><text:span text:style-name="Основной_20_шрифт_20_абзаца"><text:span text:style-name="T23"><text:s text:c="8"/>Beam* Left = nullptr;</text:span></text:span></text:p>
      <text:p text:style-name="P16"><text:span text:style-name="Основной_20_шрифт_20_абзаца"><text:span text:style-name="T23"><text:s text:c="8"/>Beam* Right = nullptr;</text:span></text:span></text:p>
      <text:p text:style-name="P16"><text:span text:style-name="Основной_20_шрифт_20_абзаца"><text:span text:style-name="T23"><text:s text:c="4"/>}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<text:s text:c="4"/>struct BeamUnion</text:span></text:span></text:p>
      <text:p text:style-name="P16"><text:span text:style-name="Основной_20_шрифт_20_абзаца"><text:span text:style-name="T23"><text:s text:c="4"/>{</text:span></text:span></text:p>
      <text:p text:style-name="P16"><text:span text:style-name="Основной_20_шрифт_20_абзаца"><text:span text:style-name="T23"><text:s text:c="8"/>Values values;</text:span></text:span></text:p>
      <text:p text:style-name="P16"><text:span text:style-name="Основной_20_шрифт_20_абзаца"><text:span text:style-name="T23"><text:s text:c="8"/>Pointers pointers;</text:span></text:span></text:p>
      <text:p text:style-name="P16"><text:span text:style-name="Основной_20_шрифт_20_абзаца"><text:span text:style-name="T23"><text:s text:c="8"/>// No way to make structure like this : (Values || Pointers)</text:span></text:span></text:p>
      <text:p text:style-name="P16"><text:span text:style-name="Основной_20_шрифт_20_абзаца"><text:span text:style-name="T23"><text:s text:c="8"/>// Union is too low-level, and there is no way to tell the difference</text:span></text:span></text:p>
      <text:p text:style-name="P16"><text:span text:style-name="Основной_20_шрифт_20_абзаца"><text:span text:style-name="T23"><text:s text:c="8"/>// between Values and Pointers</text:span></text:span></text:p>
      <text:p text:style-name="P16"><text:span text:style-name="Основной_20_шрифт_20_абзаца"><text:span text:style-name="T23"><text:s text:c="4"/>}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<text:s text:c="4"/>BeamUnion beamUnion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<text:s text:c="4"/>void isContainsListHandler(Beam second, string* result_ptr, string* currentlyAt_ptr);</text:span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public:</text:span></text:span></text:p>
      <text:p text:style-name="P16"><text:span text:style-name="Основной_20_шрифт_20_абзаца"><text:span text:style-name="T23"><text:s text:c="4"/>Beam(string inputString = "(0, 0)");</text:span></text:span></text:p>
      <text:p text:style-name="P16"><text:span text:style-name="Основной_20_шрифт_20_абзаца"><text:span text:style-name="T23"><text:s text:c="4"/>Beam(const Beam &amp; beam);</text:span></text:span></text:p>
      <text:p text:style-name="P16"><text:span text:style-name="Основной_20_шрифт_20_абзаца"><text:span text:style-name="T23"><text:s text:c="4"/>~Beam();</text:span></text:span></text:p>
      <text:p text:style-name="P16"><text:span text:style-name="Основной_20_шрифт_20_абзаца"><text:span text:style-name="T23"><text:s text:c="4"/>void view();</text:span></text:span></text:p>
      <text:p text:style-name="P16"><text:span text:style-name="Основной_20_шрифт_20_абзаца"><text:span text:style-name="T23"><text:s text:c="4"/>bool isEqual(Beam second);</text:span></text:span></text:p>
      <text:p text:style-name="P16"><text:span text:style-name="Основной_20_шрифт_20_абзаца"><text:span text:style-name="T23"><text:s text:c="4"/>bool isContains(Beam second);</text:span></text:span></text:p>
      <text:p text:style-name="P16"><text:span text:style-name="Основной_20_шрифт_20_абзаца"><text:span text:style-name="T23"><text:s text:c="4"/>string* isContainsList(Beam second);</text:span></text:span></text:p>
      <text:p text:style-name="P16"><text:span text:style-name="Основной_20_шрифт_20_абзаца"><text:span text:style-name="T23">};</text:span></text:span></text:p>
      <text:p text:style-name="P16"><text:soft-page-break/><text:span text:style-name="Основной_20_шрифт_20_абзаца"><text:span text:style-name="T26"/></text:span></text:p>
      <text:p text:style-name="P16"><text:span text:style-name="Основной_20_шрифт_20_абзаца"><text:span text:style-name="T26"/></text:span></text:p>
      <text:p text:style-name="P16"><text:span text:style-name="Основной_20_шрифт_20_абзаца"><text:span text:style-name="T23">bool isPointerNull(Beam* p);</text:span></text:span></text:p>
      <text:p text:style-name="P16"><text:span text:style-name="Основной_20_шрифт_20_абзаца"><text:span text:style-name="T23">bool isPointersNulls(Beam* p1, Beam* p2);</text:span></text:span></text:p>
      <text:p text:style-name="P16"><text:span text:style-name="Основной_20_шрифт_20_абзаца"><text:span text:style-name="T23">bool isBracketValid(int bracket)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1-19T17:44:13.378462161</dc:date>
    <meta:print-date>2020-10-31T12:42:00Z</meta:print-date>
    <meta:editing-cycles>14</meta:editing-cycles>
    <meta:editing-duration>PT1H32S</meta:editing-duration>
    <meta:document-statistic meta:table-count="2" meta:image-count="0" meta:object-count="0" meta:page-count="9" meta:paragraph-count="267" meta:word-count="849" meta:character-count="8126" meta:non-whitespace-character-count="6664"/>
    <meta:template xlink:type="simple" xlink:actuate="onRequest" xlink:title="" xlink:href="../../../../../../tmp/mozilla_george0/4.odt/Normal.dotm"/>
  </office:meta>
</office:document-meta>
</file>